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6*"/>
    </style:style>
    <style:style style:name="Table1.C" style:family="table-column">
      <style:table-column-properties style:column-width="1.3847in" style:rel-column-width="13107*"/>
    </style:style>
    <style:style style:name="Table1.E" style:family="table-column">
      <style:table-column-properties style:column-width="1.3854in" style:rel-column-width="1311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Design Technique</text:p>
      <text:p text:style-name="Text_20_body"/>
      <text:p text:style-name="P3"/>
      <text:p text:style-name="P2"><text:s/>Boundary value analysis: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Table_20_Contents">In Valid Partition</text:p>
          </table:table-cell>
          <table:table-cell table:style-name="Table1.A1" office:value-type="string">
            <text:p text:style-name="Table_20_Contents">Valid for(20%)</text:p>
          </table:table-cell>
          <table:table-cell table:style-name="Table1.A1" office:value-type="string">
            <text:p text:style-name="Table_20_Contents">Valid for(35%)</text:p>
          </table:table-cell>
          <table:table-cell table:style-name="Table1.A1" office:value-type="string">
            <text:p text:style-name="Table_20_Contents">Valid for(50%)</text:p>
          </table:table-cell>
          <table:table-cell table:style-name="Table1.E1" office:value-type="string">
            <text:p text:style-name="Table_20_Contents">Valid for(70%)</text:p>
          </table:table-cell>
        </table:table-row>
        <table:table-row>
          <table:table-cell table:style-name="Table1.A2" office:value-type="float" office:value="-0.01">
            <text:p text:style-name="Table_20_Contents">-0.01</text:p>
          </table:table-cell>
          <table:table-cell table:style-name="Table1.B2" office:value-type="string">
            <text:p text:style-name="Table_20_Contents">1 <text:s text:c="23"/>10</text:p>
          </table:table-cell>
          <table:table-cell table:style-name="Table1.B2" office:value-type="string">
            <text:p text:style-name="Table_20_Contents">10.01 <text:s text:c="17"/>30</text:p>
          </table:table-cell>
          <table:table-cell table:style-name="Table1.B2" office:value-type="string">
            <text:p text:style-name="Table_20_Contents">30.01 <text:s text:c="12"/>59.99</text:p>
          </table:table-cell>
          <table:table-cell table:style-name="Table1.E2" office:value-type="float" office:value="61">
            <text:p text:style-name="Table_20_Contents">61</text:p>
          </table:table-cell>
        </table:table-row>
      </table:table>
      <text:p text:style-name="Standard"/>
      <text:p text:style-name="Standard"><text:span text:style-name="T1">I have identified the following boundary values: -0.01 (an invalid boundary value because it is at the edge of an invalid partition), 1.00, 10.00, 10.01, 30,30.01 59.99 and 60, all valid boundary values.</text:span> </text:p>
      <text:p text:style-name="Standard"/>
      <text:p text:style-name="Standard"/>
      <text:p text:style-name="P2">Equivalence partitioning (EP)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Table_20_Contents">In Valid Partition</text:p>
          </table:table-cell>
          <table:table-cell table:style-name="Table2.A1" office:value-type="string">
            <text:p text:style-name="Table_20_Contents">Valid for(20%)</text:p>
          </table:table-cell>
          <table:table-cell table:style-name="Table2.A1" office:value-type="string">
            <text:p text:style-name="Table_20_Contents">Valid for(35%)</text:p>
          </table:table-cell>
          <table:table-cell table:style-name="Table2.A1" office:value-type="string">
            <text:p text:style-name="Table_20_Contents">Valid for(50%)</text:p>
          </table:table-cell>
          <table:table-cell table:style-name="Table2.E1" office:value-type="string">
            <text:p text:style-name="Table_20_Contents">Valid for(70%)</text:p>
          </table:table-cell>
        </table:table-row>
        <table:table-row>
          <table:table-cell table:style-name="Table2.A2" office:value-type="float" office:value="-0.01">
            <text:p text:style-name="Table_20_Contents">-0.01</text:p>
          </table:table-cell>
          <table:table-cell table:style-name="Table2.B2" office:value-type="string">
            <text:p text:style-name="Table_20_Contents">1 <text:s text:c="23"/>10</text:p>
          </table:table-cell>
          <table:table-cell table:style-name="Table2.B2" office:value-type="string">
            <text:p text:style-name="Table_20_Contents">10.01 <text:s text:c="17"/>30</text:p>
          </table:table-cell>
          <table:table-cell table:style-name="Table2.B2" office:value-type="string">
            <text:p text:style-name="Table_20_Contents">30.01 <text:s text:c="12"/>59.99</text:p>
          </table:table-cell>
          <table:table-cell table:style-name="Table2.E2" office:value-type="float" office:value="61">
            <text:p text:style-name="Table_20_Contents">61</text:p>
          </table:table-cell>
        </table:table-row>
      </table:table>
      <text:p text:style-name="Standard"/>
      <text:p text:style-name="P4">If a canceled date in the range 0 up to 10 refund amount is 10% of ticket price,if canceled date in the range 10 up to 30 refund amount is 30% of ticket price,if canceled date in the range 30 up to 60 refund amount is 50% of ticket price,if canceled date is more than 60days refund amount is 70% of ticket price i would initially identify four valid equivalence partitions and one invalid partition as shown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jat Jain</meta:initial-creator>
    <meta:creation-date>2017-10-09T13:58:31.11</meta:creation-date>
    <dc:date>2017-10-09T18:00:40.61</dc:date>
    <meta:editing-duration>PT1H53M15S</meta:editing-duration>
    <meta:editing-cycles>3</meta:editing-cycles>
    <meta:generator>OpenOffice/4.1.1$Win32 OpenOffice.org_project/411m6$Build-9775</meta:generator>
    <meta:document-statistic meta:table-count="2" meta:image-count="0" meta:object-count="0" meta:page-count="1" meta:paragraph-count="25" meta:word-count="157" meta:character-count="999"/>
  </office:meta>
</office:document-meta>
</file>